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fo:font-size="0.27778in" style:font-size-asian="0.27778in" style:font-size-complex="0.27778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80%" fo:text-align="center" style:tab-stop-distance="1in" fo:margin-left="0in" fo:margin-right="0in" fo:text-indent="0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4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3" style:parent-style-name="Graphics">
      <style:graphic-properties draw:fill="none" draw:stroke="none"/>
    </style:style>
    <style:style style:family="graphic" style:name="a446" style:parent-style-name="Graphics">
      <style:graphic-properties draw:fill="none" draw:stroke="none"/>
    </style:style>
    <style:style style:family="drawing-page" style:name="a49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 style:parent-style-name="Graphics">
      <style:graphic-properties draw:fill="none" draw:stroke="none"/>
    </style:style>
    <style:style style:family="drawing-page" style:name="a515">
      <style:drawing-page-properties draw:fill="solid" draw:fill-color="#ffffff" draw:opacity="100%" presentation:transition-type="manual" presentation:transition-speed="slow" smil:type="barnDoorWipe" smil:subtype="vertic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064a2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8064a2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style:font-family-complex="Times New Roman" fo:font-size="0.75in" style:font-size-asian="0.75in" style:font-size-complex="0.75in" fo:letter-spacing="0in" style:language-complex="ar" style:country-complex="E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 style:parent-style-name="Graphics">
      <style:graphic-properties draw:fill="none" draw:stroke="none"/>
    </style:style>
    <style:style style:family="text" style:name="a406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style:font-family-complex="Arial" fo:font-size="0.45833in" style:font-size-asian="0.45833in" style:font-size-complex="0.45833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complex="Times New Roman" fo:font-size="0.55556in" style:font-size-asian="0.55556in" style:font-size-complex="0.55556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transition-type="manual" presentation:transition-style="dissolve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 style:parent-style-name="Graphics">
      <style:graphic-properties draw:fill="none" draw:stroke="none"/>
    </style:style>
    <style:style style:family="drawing-page" style:name="a52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f79646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8" style:parent-style-name="Graphics">
      <style:graphic-properties draw:fill="none" draw:stroke="non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80%" fo:text-align="center" style:tab-stop-distance="1in" fo:margin-left="0in" fo:margin-right="0in" fo:text-indent="0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style:font-family-complex="Arial" fo:font-size="0.45833in" style:font-size-asian="0.45833in" style:font-size-complex="0.45833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8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style:font-family-complex="Arial" fo:font-size="0.45833in" style:font-size-asian="0.45833in" style:font-size-complex="0.45833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c0504d" style:text-line-through-type="none" style:text-line-through-style="none" style:text-line-through-width="auto" style:text-line-through-color="font-color" style:text-position="0% 100%" fo:font-family="Calibri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style:font-family-complex="Times New Roman" fo:font-size="0.55556in" style:font-size-asian="0.55556in" style:font-size-complex="0.55556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31859c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31859c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8" style:parent-style-name="Graphics">
      <style:graphic-properties draw:fill="none" draw:stroke="non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 style:parent-style-name="Graphics">
      <style:graphic-properties draw:fill="none" draw:stroke="none"/>
    </style:style>
    <style:style style:family="drawing-page" style:name="a46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Calibri" style:font-family-complex="Times New Roman" fo:font-size="0.55556in" style:font-size-asian="0.55556in" style:font-size-complex="0.55556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e46c0a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 style:parent-style-name="Graphics">
      <style:graphic-properties draw:fill="none" draw:stroke="none"/>
    </style:style>
    <style:style style:family="paragraph" style:name="a47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4f81bd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 style:parent-style-name="Graphics">
      <style:graphic-properties draw:fill="none" draw:stroke="none"/>
    </style:style>
    <style:style style:family="paragraph" style:name="a48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3">
      <style:drawing-page-properties draw:fill="solid" draw:fill-color="#ffffff" draw:opacity="100%" presentation:transition-type="manual" presentation:transition-speed="slow" smil:type="slideWipe" smil:subtype="fromLef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 style:parent-style-name="Graphics">
      <style:graphic-properties draw:fill="none" draw:stroke="none"/>
    </style:style>
    <style:style style:family="drawing-page" style:name="a48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draw:stroke="none"/>
    </style:style>
    <style:style style:family="drawing-page" style:name="a501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953735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07" style:parent-style-name="Graphics">
      <style:graphic-properties draw:fill="none" draw:stroke="none"/>
    </style:style>
    <style:style style:family="drawing-page" style:name="a50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70">
      <style:drawing-page-properties draw:fill="solid" draw:fill-color="#ffffff" draw:opacity="100%" presentation:transition-type="manual" presentation:transition-speed="slow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984807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984807" style:text-line-through-type="none" style:text-line-through-style="none" style:text-line-through-width="auto" style:text-line-through-color="font-color" style:text-position="0% 100%" fo:font-family="Calibri" style:font-family-complex="Times New Roman" fo:font-size="0.61111in" style:font-size-asian="0.61111in" style:font-size-complex="0.61111in" fo:letter-spacing="0in" style:language-complex="ar" style:country-complex="E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>
        <draw:frame draw:id="id63" presentation:style-name="a360" draw:name="Title 1" svg:x="0.75in" svg:y="0.67879in" svg:width="8.5in" svg:height="3.25871in" presentation:class="title" presentation:placeholder="false">
          <draw:text-box>
            <text:p text:style-name="a359" text:class-names="" text:cond-style-name=""><text:span text:style-name="a357" text:class-names="">The members of team</text:span><text:span text:style-name="a358" text:class-names=""/></text:p>
          </draw:text-box>
          <svg:title/>
          <svg:desc/>
        </draw:frame>
        <draw:frame draw:id="id64" presentation:style-name="a369" draw:name="Subtitle 2" svg:x="1.5in" svg:y="4.25in" svg:width="7.2012in" svg:height="2.57121in" presentation:class="subtitle" presentation:placeholder="false">
          <draw:text-box>
            <text:p text:style-name="a362" text:class-names="" text:cond-style-name=""><text:span text:style-name="a361" text:class-names="">1 – Ahmed Salah Rady</text:span></text:p>
            <text:p text:style-name="a364" text:class-names="" text:cond-style-name=""><text:span text:style-name="a363" text:class-names="">2 – Ahmed Ibrahim Kamal</text:span></text:p>
            <text:p text:style-name="a366" text:class-names="" text:cond-style-name=""><text:span text:style-name="a365" text:class-names="">3- Ahmed Soliman Nazeer</text:span></text:p>
            <text:p text:style-name="a368" text:class-names="" text:cond-style-name=""><text:span text:style-name="a367" text:class-names="">4 – Ahmed Darwish</text:span></text:p>
          </draw:text-box>
          <svg:title/>
          <svg:desc/>
        </draw:frame>
      </draw:page>
      <draw:page draw:name="Slide2" draw:style-name="a370" draw:master-page-name="Master1-Layout1-title-Title-Slide" presentation:presentation-page-layout-name="Master1-PPL1">
        <draw:frame draw:id="id65" presentation:style-name="a374" draw:name="Title 1" svg:x="0.75in" svg:y="1.07254in" svg:width="8.5in" svg:height="1.49623in" presentation:class="title" presentation:placeholder="false">
          <draw:text-box>
            <text:p text:style-name="a373" text:class-names="" text:cond-style-name=""><text:span text:style-name="a371" text:class-names="">Our project about Company of programming</text:span><text:span text:style-name="a372" text:class-names=""/></text:p>
          </draw:text-box>
          <svg:title/>
          <svg:desc/>
        </draw:frame>
        <draw:frame draw:id="id66" presentation:style-name="a385" draw:name="Subtitle 2" svg:x="1.5in" svg:y="4.25in" svg:width="7.2012in" svg:height="2.64996in" presentation:class="subtitle" presentation:placeholder="false">
          <draw:text-box>
            <text:p text:style-name="a376" text:class-names="" text:cond-style-name=""><text:span text:style-name="a375" text:class-names=""/></text:p>
            <text:p text:style-name="a378" text:class-names="" text:cond-style-name=""><text:span text:style-name="a377" text:class-names=""/></text:p>
            <text:p text:style-name="a380" text:class-names="" text:cond-style-name=""><text:span text:style-name="a379" text:class-names="">Departments of Company :</text:span></text:p>
            <text:p text:style-name="a382" text:class-names="" text:cond-style-name=""><text:span text:style-name="a381" text:class-names="">1 – Programs</text:span></text:p>
            <text:p text:style-name="a384" text:class-names="" text:cond-style-name=""><text:span text:style-name="a383" text:class-names="">2 - Courses</text:span></text:p>
          </draw:text-box>
          <svg:title/>
          <svg:desc/>
        </draw:frame>
      </draw:page>
      <draw:page draw:name="Slide3" draw:style-name="a386" draw:master-page-name="Master1-Layout1-title-Title-Slide" presentation:presentation-page-layout-name="Master1-PPL1">
        <draw:frame draw:id="id67" presentation:style-name="a390" draw:name="Title 1" svg:x="0.75in" svg:y="0.3638in" svg:width="8.5in" svg:height="1.73247in" presentation:class="title" presentation:placeholder="false">
          <draw:text-box>
            <text:p text:style-name="a389" text:class-names="" text:cond-style-name=""><text:span text:style-name="a387" text:class-names="">Programs</text:span><text:span text:style-name="a388" text:class-names=""/></text:p>
          </draw:text-box>
          <svg:title/>
          <svg:desc/>
        </draw:frame>
        <draw:frame draw:id="id68" presentation:style-name="a408" draw:name="Subtitle 2" svg:x="0.66881in" svg:y="2.25377in" svg:width="9.05612in" svg:height="5.03993in" presentation:class="subtitle" presentation:placeholder="false">
          <draw:text-box>
            <text:p text:style-name="a392" text:class-names="" text:cond-style-name=""><text:span text:style-name="a391" text:class-names="">1 – This Department <text:s text:c="1"/>Contains <text:s text:c="1"/>about<text:s text:c="1"/></text:span></text:p>
            <text:p text:style-name="a395" text:class-names="" text:cond-style-name=""><text:span text:style-name="a393" text:class-names="">1 – Form for <text:s text:c="1"/>Add New Data from the<text:s text:c="1"/></text:span><text:span text:style-name="a394" text:class-names=""/></text:p>
            <text:p text:style-name="a397" text:class-names="" text:cond-style-name=""><text:span text:style-name="a396" text:class-names="">employee of this Company .</text:span></text:p>
            <text:p text:style-name="a400" text:class-names="" text:cond-style-name=""><text:span text:style-name="a398" text:class-names=""><text:s text:c="2"/></text:span><text:span text:style-name="a399" text:class-names=""><text:s text:c="1"/>2- Form for Update Ancient Data too from the employee of this <text:s text:c="2"/>Company .</text:span></text:p>
            <text:p text:style-name="a402" text:class-names="" text:cond-style-name=""><text:span text:style-name="a401" text:class-names="">3 – Form for Delete Data <text:s text:c="1"/>.</text:span></text:p>
            <text:p text:style-name="a404" text:class-names="" text:cond-style-name=""><text:span text:style-name="a403" text:class-names="">4 - <text:s text:c="1"/>Form to sale this programs .</text:span></text:p>
            <text:p text:style-name="a407" text:class-names="" text:cond-style-name=""><text:span text:style-name="a405" text:class-names="">5 – Form to sign in <text:s text:c="1"/>for <text:s text:c="1"/>Companies of client by the Client company .</text:span><text:span text:style-name="a406" text:class-names=""/></text:p>
          </draw:text-box>
          <svg:title/>
          <svg:desc/>
        </draw:frame>
      </draw:page>
      <draw:page draw:name="Slide4" draw:style-name="a409" draw:master-page-name="Master1-Layout1-title-Title-Slide" presentation:presentation-page-layout-name="Master1-PPL1">
        <draw:frame draw:id="id69" presentation:style-name="a413" draw:name="Title 1" svg:x="0.75in" svg:y="0.28505in" svg:width="8.5in" svg:height="1.18123in" presentation:class="title" presentation:placeholder="false">
          <draw:text-box>
            <text:p text:style-name="a412" text:class-names="" text:cond-style-name=""><text:span text:style-name="a410" text:class-names="">1 – Entering Form to this Company</text:span><text:span text:style-name="a411" text:class-names=""/></text:p>
          </draw:text-box>
          <svg:title/>
          <svg:desc/>
        </draw:frame>
        <draw:frame draw:id="id70" presentation:style-name="a417" draw:name="Subtitle 2" svg:x="0.27507in" svg:y="1.38753in" svg:width="9.44987in" svg:height="5.74867in" presentation:class="subtitle" presentation:placeholder="false">
          <draw:text-box>
            <text:p text:style-name="a416" text:class-names="" text:cond-style-name=""><text:span text:style-name="a414" text:class-names="">2 – The Name of Company : EGYPT 2050</text:span><text:span text:style-name="a415" text:class-names=""/></text:p>
          </draw:text-box>
          <svg:title/>
          <svg:desc/>
        </draw:frame>
        <draw:frame draw:id="id71" draw:style-name="a418" draw:name="Picture 3" svg:x="0.51131in" svg:y="2.02687in" svg:width="8.89863in" svg:height="5.26683in" style:rel-width="scale" style:rel-height="scale">
          <draw:image xlink:href="media/image1.tmp" xlink:type="simple" xlink:show="embed" xlink:actuate="onLoad"/>
          <svg:title/>
          <svg:desc>Company of programming</svg:desc>
        </draw:frame>
      </draw:page>
      <draw:page draw:name="Slide5" draw:style-name="a419" draw:master-page-name="Master1-Layout1-title-Title-Slide" presentation:presentation-page-layout-name="Master1-PPL1">
        <draw:frame draw:id="id72" presentation:style-name="a423" draw:name="Title 1" svg:x="0.82631in" svg:y="0.28505in" svg:width="8.58363in" svg:height="1.18123in" presentation:class="title" presentation:placeholder="false">
          <draw:text-box>
            <text:p text:style-name="a422" text:class-names="" text:cond-style-name=""><text:span text:style-name="a420" text:class-names="">2 – Selection form between the Department of company</text:span><text:span text:style-name="a421" text:class-names=""/></text:p>
          </draw:text-box>
          <svg:title/>
          <svg:desc/>
        </draw:frame>
        <draw:frame draw:id="id73" presentation:style-name="a424" draw:name="Subtitle 2" svg:x="0.35381in" svg:y="1.62378in" svg:width="9.21362in" svg:height="5.59117in" presentation:class="subtitle" presentation:placeholder="true">
          <draw:text-box/>
          <svg:title/>
          <svg:desc/>
        </draw:frame>
        <draw:frame draw:id="id74" draw:style-name="a425" draw:name="Picture 3" svg:x="1.22005in" svg:y="1.70253in" svg:width="7.71739in" svg:height="5.43367in" style:rel-width="scale" style:rel-height="scale">
          <draw:image xlink:href="media/image2.tmp" xlink:type="simple" xlink:show="embed" xlink:actuate="onLoad"/>
          <svg:title/>
          <svg:desc>Company of programming</svg:desc>
        </draw:frame>
      </draw:page>
      <draw:page draw:name="Slide6" draw:style-name="a426" draw:master-page-name="Master1-Layout1-title-Title-Slide" presentation:presentation-page-layout-name="Master1-PPL1">
        <draw:frame draw:id="id75" presentation:style-name="a430" draw:name="Title 1" svg:x="0.75in" svg:y="0.2063in" svg:width="8.5in" svg:height="1.25998in" presentation:class="title" presentation:placeholder="false">
          <draw:text-box>
            <text:p text:style-name="a429" text:class-names="" text:cond-style-name=""><text:span text:style-name="a427" text:class-names="">3- Programs form</text:span><text:span text:style-name="a428" text:class-names=""/></text:p>
          </draw:text-box>
          <svg:title/>
          <svg:desc/>
        </draw:frame>
        <draw:frame draw:id="id76" presentation:style-name="a431" draw:name="Subtitle 2" svg:x="0.35381in" svg:y="1.38753in" svg:width="9.13487in" svg:height="5.82742in" presentation:class="subtitle" presentation:placeholder="true">
          <draw:text-box/>
          <svg:title/>
          <svg:desc/>
        </draw:frame>
        <draw:frame draw:id="id77" draw:style-name="a432" draw:name="Picture 3" svg:x="0.98381in" svg:y="1.20111in" svg:width="8.34738in" svg:height="6.42746in" style:rel-width="scale" style:rel-height="scale">
          <draw:image xlink:href="media/image3.tmp" xlink:type="simple" xlink:show="embed" xlink:actuate="onLoad"/>
          <svg:title/>
          <svg:desc>Company of programming</svg:desc>
        </draw:frame>
      </draw:page>
      <draw:page draw:name="Slide7" draw:style-name="a433" draw:master-page-name="Master1-Layout1-title-Title-Slide" presentation:presentation-page-layout-name="Master1-PPL1">
        <draw:frame draw:id="id78" presentation:style-name="a437" draw:name="Title 1" svg:x="0.75in" svg:y="0.2063in" svg:width="8.5in" svg:height="1.02373in" presentation:class="title" presentation:placeholder="false">
          <draw:text-box>
            <text:p text:style-name="a436" text:class-names="" text:cond-style-name=""><text:span text:style-name="a434" text:class-names="">1 – Add form</text:span><text:span text:style-name="a435" text:class-names=""/></text:p>
          </draw:text-box>
          <svg:title/>
          <svg:desc/>
        </draw:frame>
        <draw:frame draw:id="id79" presentation:style-name="a438" draw:name="Subtitle 2" svg:x="1.6138in" svg:y="1.30878in" svg:width="6.9299in" svg:height="5.48208in" presentation:class="subtitle" presentation:placeholder="true">
          <draw:text-box/>
          <svg:title/>
          <svg:desc/>
        </draw:frame>
        <draw:frame draw:id="id80" draw:style-name="a439" draw:name="Picture 3" svg:x="1.85004in" svg:y="1.62378in" svg:width="6.45005in" svg:height="5.16709in" style:rel-width="scale" style:rel-height="scale">
          <draw:image xlink:href="media/image4.tmp" xlink:type="simple" xlink:show="embed" xlink:actuate="onLoad"/>
          <svg:title/>
          <svg:desc>Company of programming</svg:desc>
        </draw:frame>
      </draw:page>
      <draw:page draw:name="Slide8" draw:style-name="a440" draw:master-page-name="Master1-Layout1-title-Title-Slide" presentation:presentation-page-layout-name="Master1-PPL1">
        <draw:frame draw:id="id81" presentation:style-name="a444" draw:name="Title 1" svg:x="0.75in" svg:y="0.28505in" svg:width="8.5in" svg:height="1.25998in" presentation:class="title" presentation:placeholder="false">
          <draw:text-box>
            <text:p text:style-name="a443" text:class-names="" text:cond-style-name=""><text:span text:style-name="a441" text:class-names="">2 – Update form</text:span><text:span text:style-name="a442" text:class-names=""/></text:p>
          </draw:text-box>
          <svg:title/>
          <svg:desc/>
        </draw:frame>
        <draw:frame draw:id="id82" presentation:style-name="a445" draw:name="Subtitle 2" svg:x="1.5in" svg:y="1.46628in" svg:width="7in" svg:height="5.66992in" presentation:class="subtitle" presentation:placeholder="true">
          <draw:text-box/>
          <svg:title/>
          <svg:desc/>
        </draw:frame>
        <draw:frame draw:id="id83" draw:style-name="a446" draw:name="Picture 3" svg:x="2.08629in" svg:y="1.54503in" svg:width="6.14241in" svg:height="5.43367in" style:rel-width="scale" style:rel-height="scale">
          <draw:image xlink:href="media/image5.tmp" xlink:type="simple" xlink:show="embed" xlink:actuate="onLoad"/>
          <svg:title/>
          <svg:desc>Company of programming</svg:desc>
        </draw:frame>
      </draw:page>
      <draw:page draw:name="Slide9" draw:style-name="a447" draw:master-page-name="Master1-Layout1-title-Title-Slide" presentation:presentation-page-layout-name="Master1-PPL1">
        <draw:frame draw:id="id84" presentation:style-name="a451" draw:name="Title 1" svg:x="0.75in" svg:y="0.3638in" svg:width="8.5in" svg:height="1.18123in" presentation:class="title" presentation:placeholder="false">
          <draw:text-box>
            <text:p text:style-name="a450" text:class-names="" text:cond-style-name=""><text:span text:style-name="a448" text:class-names="">3 – Delete form</text:span><text:span text:style-name="a449" text:class-names=""/></text:p>
          </draw:text-box>
          <svg:title/>
          <svg:desc/>
        </draw:frame>
        <draw:frame draw:id="id85" presentation:style-name="a452" draw:name="Subtitle 2" svg:x="0.59006in" svg:y="1.54503in" svg:width="8.81988in" svg:height="3.77995in" presentation:class="subtitle" presentation:placeholder="true">
          <draw:text-box/>
          <svg:title/>
          <svg:desc/>
        </draw:frame>
        <draw:frame draw:id="id86" draw:style-name="a453" draw:name="Picture 3" svg:x="1.06255in" svg:y="1.62378in" svg:width="7.87489in" svg:height="3.5437in" style:rel-width="scale" style:rel-height="scale">
          <draw:image xlink:href="media/image6.tmp" xlink:type="simple" xlink:show="embed" xlink:actuate="onLoad"/>
          <svg:title/>
          <svg:desc>Company of programming</svg:desc>
        </draw:frame>
      </draw:page>
      <draw:page draw:name="Slide10" draw:style-name="a454" draw:master-page-name="Master1-Layout1-title-Title-Slide" presentation:presentation-page-layout-name="Master1-PPL1">
        <draw:frame draw:id="id87" presentation:style-name="a458" draw:name="Title 1" svg:x="0.75in" svg:y="0.2063in" svg:width="8.5in" svg:height="1.10248in" presentation:class="title" presentation:placeholder="false">
          <draw:text-box>
            <text:p text:style-name="a457" text:class-names="" text:cond-style-name=""><text:span text:style-name="a455" text:class-names="">4 – Sign in form for Client company</text:span><text:span text:style-name="a456" text:class-names=""/></text:p>
          </draw:text-box>
          <svg:title/>
          <svg:desc/>
        </draw:frame>
        <draw:frame draw:id="id88" presentation:style-name="a459" draw:name="Subtitle 2" svg:x="1.5in" svg:y="1.30878in" svg:width="7in" svg:height="5.66992in" presentation:class="subtitle" presentation:placeholder="true">
          <draw:text-box/>
          <svg:title/>
          <svg:desc/>
        </draw:frame>
        <draw:frame draw:id="id89" draw:style-name="a460" draw:name="Picture 3" svg:x="2.08629in" svg:y="1.30878in" svg:width="6.53616in" svg:height="5.66992in" style:rel-width="scale" style:rel-height="scale">
          <draw:image xlink:href="media/image7.tmp" xlink:type="simple" xlink:show="embed" xlink:actuate="onLoad"/>
          <svg:title/>
          <svg:desc>Company of programming</svg:desc>
        </draw:frame>
      </draw:page>
      <draw:page draw:name="Slide11" draw:style-name="a461" draw:master-page-name="Master1-Layout1-title-Title-Slide" presentation:presentation-page-layout-name="Master1-PPL1">
        <draw:frame draw:id="id90" presentation:style-name="a465" draw:name="Title 1" svg:x="0.75in" svg:y="0in" svg:width="8.5in" svg:height="1.54503in" presentation:class="title" presentation:placeholder="false">
          <draw:text-box>
            <text:p text:style-name="a464" text:class-names="" text:cond-style-name=""><text:span text:style-name="a462" text:class-names="">5 – Buying form</text:span><text:span text:style-name="a463" text:class-names=""/></text:p>
          </draw:text-box>
          <svg:title/>
          <svg:desc/>
        </draw:frame>
        <draw:frame draw:id="id91" presentation:style-name="a466" draw:name="Subtitle 2" svg:x="0in" svg:y="1.30878in" svg:width="9.64619in" svg:height="5.98492in" presentation:class="subtitle" presentation:placeholder="true">
          <draw:text-box/>
          <svg:title/>
          <svg:desc/>
        </draw:frame>
        <draw:frame draw:id="id92" draw:style-name="a467" draw:name="Picture 3" svg:x="0in" svg:y="1.38753in" svg:width="9.64619in" svg:height="5.66992in" style:rel-width="scale" style:rel-height="scale">
          <draw:image xlink:href="media/image8.tmp" xlink:type="simple" xlink:show="embed" xlink:actuate="onLoad"/>
          <svg:title/>
          <svg:desc>Company of programming</svg:desc>
        </draw:frame>
      </draw:page>
      <draw:page draw:name="Slide12" draw:style-name="a468" draw:master-page-name="Master1-Layout1-title-Title-Slide" presentation:presentation-page-layout-name="Master1-PPL1">
        <draw:frame draw:id="id93" presentation:style-name="a472" draw:name="Title 1" svg:x="0.75in" svg:y="0in" svg:width="8.5in" svg:height="1.30878in" presentation:class="title" presentation:placeholder="false">
          <draw:text-box>
            <text:p text:style-name="a471" text:class-names="" text:cond-style-name=""><text:span text:style-name="a469" text:class-names="">2 - Courses</text:span><text:span text:style-name="a470" text:class-names=""/></text:p>
          </draw:text-box>
          <svg:title/>
          <svg:desc/>
        </draw:frame>
        <draw:frame draw:id="id94" presentation:style-name="a486" draw:name="Subtitle 2" svg:x="0.51131in" svg:y="1.15129in" svg:width="9.21362in" svg:height="5.98492in" presentation:class="subtitle" presentation:placeholder="false">
          <draw:text-box>
            <text:p text:style-name="a474" text:class-names="" text:cond-style-name=""><text:span text:style-name="a473" text:class-names="">1 – This Department contains about:</text:span></text:p>
            <text:p text:style-name="a476" text:class-names="" text:cond-style-name=""><text:span text:style-name="a475" text:class-names="">1 – Form for Add New Data for this Department .</text:span></text:p>
            <text:p text:style-name="a478" text:class-names="" text:cond-style-name=""><text:span text:style-name="a477" text:class-names="">2 – Form Update ancient Data by the employee of <text:s text:c="1"/>company .</text:span></text:p>
            <text:p text:style-name="a480" text:class-names="" text:cond-style-name=""><text:span text:style-name="a479" text:class-names="">3 – Form for Delete Data .</text:span></text:p>
            <text:p text:style-name="a482" text:class-names="" text:cond-style-name=""><text:span text:style-name="a481" text:class-names="">4 – Form for sign in in our establishment by student .</text:span></text:p>
            <text:p text:style-name="a485" text:class-names="" text:cond-style-name=""><text:span text:style-name="a483" text:class-names="">5 – Form for select the course that the student will study it<text:s text:c="1"/></text:span><text:span text:style-name="a484" text:class-names="">.</text:span></text:p>
          </draw:text-box>
          <svg:title/>
          <svg:desc/>
        </draw:frame>
      </draw:page>
      <draw:page draw:name="Slide13" draw:style-name="a487" draw:master-page-name="Master1-Layout1-title-Title-Slide" presentation:presentation-page-layout-name="Master1-PPL1">
        <draw:frame draw:id="id95" presentation:style-name="a491" draw:name="Title 1" svg:x="0.75in" svg:y="0in" svg:width="8.5in" svg:height="1.30878in" presentation:class="title" presentation:placeholder="false">
          <draw:text-box>
            <text:p text:style-name="a490" text:class-names="" text:cond-style-name=""><text:span text:style-name="a488" text:class-names="">Courses form</text:span><text:span text:style-name="a489" text:class-names=""/></text:p>
          </draw:text-box>
          <svg:title/>
          <svg:desc/>
        </draw:frame>
        <draw:frame draw:id="id96" presentation:style-name="a492" draw:name="Subtitle 2" svg:x="1.5in" svg:y="1.38753in" svg:width="7in" svg:height="5.82742in" presentation:class="subtitle" presentation:placeholder="true">
          <draw:text-box/>
          <svg:title/>
          <svg:desc/>
        </draw:frame>
        <draw:frame draw:id="id97" draw:style-name="a493" draw:name="Picture 3" svg:x="1.53505in" svg:y="1.38753in" svg:width="6.85115in" svg:height="5.82742in" style:rel-width="scale" style:rel-height="scale">
          <draw:image xlink:href="media/image9.tmp" xlink:type="simple" xlink:show="embed" xlink:actuate="onLoad"/>
          <svg:title/>
          <svg:desc>Company of programming</svg:desc>
        </draw:frame>
      </draw:page>
      <draw:page draw:name="Slide14" draw:style-name="a494" draw:master-page-name="Master1-Layout1-title-Title-Slide" presentation:presentation-page-layout-name="Master1-PPL1">
        <draw:frame draw:id="id98" presentation:style-name="a498" draw:name="Title 1" svg:x="0.75in" svg:y="0.28505in" svg:width="8.5in" svg:height="1.41748in" presentation:class="title" presentation:placeholder="false">
          <draw:text-box>
            <text:p text:style-name="a497" text:class-names="" text:cond-style-name=""><text:span text:style-name="a495" text:class-names="">1- Add form</text:span><text:span text:style-name="a496" text:class-names=""/></text:p>
          </draw:text-box>
          <svg:title/>
          <svg:desc/>
        </draw:frame>
        <draw:frame draw:id="id99" presentation:style-name="a499" draw:name="Subtitle 2" svg:x="1.06255in" svg:y="1.46628in" svg:width="7.87489in" svg:height="5.74867in" presentation:class="subtitle" presentation:placeholder="true">
          <draw:text-box/>
          <svg:title/>
          <svg:desc/>
        </draw:frame>
        <draw:frame draw:id="id100" draw:style-name="a500" draw:name="Picture 3" svg:x="1.22005in" svg:y="1.54503in" svg:width="7.48115in" svg:height="5.51242in" style:rel-width="scale" style:rel-height="scale">
          <draw:image xlink:href="media/image10.tmp" xlink:type="simple" xlink:show="embed" xlink:actuate="onLoad"/>
          <svg:title/>
          <svg:desc>Company of programming</svg:desc>
        </draw:frame>
      </draw:page>
      <draw:page draw:name="Slide15" draw:style-name="a501" draw:master-page-name="Master1-Layout1-title-Title-Slide" presentation:presentation-page-layout-name="Master1-PPL1">
        <draw:frame draw:id="id101" presentation:style-name="a505" draw:name="Title 1" svg:x="0.75in" svg:y="0.2063in" svg:width="8.5in" svg:height="1.18123in" presentation:class="title" presentation:placeholder="false">
          <draw:text-box>
            <text:p text:style-name="a504" text:class-names="" text:cond-style-name=""><text:span text:style-name="a502" text:class-names="">2 – Update form</text:span><text:span text:style-name="a503" text:class-names=""/></text:p>
          </draw:text-box>
          <svg:title/>
          <svg:desc/>
        </draw:frame>
        <draw:frame draw:id="id102" presentation:style-name="a506" draw:name="Subtitle 2" svg:x="0.90506in" svg:y="1.38753in" svg:width="8.34738in" svg:height="5.74867in" presentation:class="subtitle" presentation:placeholder="true">
          <draw:text-box/>
          <svg:title/>
          <svg:desc/>
        </draw:frame>
        <draw:frame draw:id="id103" draw:style-name="a507" draw:name="Picture 3" svg:x="1.37755in" svg:y="1.30878in" svg:width="7.63864in" svg:height="5.98492in" style:rel-width="scale" style:rel-height="scale">
          <draw:image xlink:href="media/image11.tmp" xlink:type="simple" xlink:show="embed" xlink:actuate="onLoad"/>
          <svg:title/>
          <svg:desc>Company of programming</svg:desc>
        </draw:frame>
      </draw:page>
      <draw:page draw:name="Slide16" draw:style-name="a508" draw:master-page-name="Master1-Layout1-title-Title-Slide" presentation:presentation-page-layout-name="Master1-PPL1">
        <draw:frame draw:id="id104" presentation:style-name="a512" draw:name="Title 1" svg:x="0.75in" svg:y="0.2063in" svg:width="8.5in" svg:height="1.18123in" presentation:class="title" presentation:placeholder="false">
          <draw:text-box>
            <text:p text:style-name="a511" text:class-names="" text:cond-style-name=""><text:span text:style-name="a509" text:class-names="">3 – Delete form</text:span><text:span text:style-name="a510" text:class-names=""/></text:p>
          </draw:text-box>
          <svg:title/>
          <svg:desc/>
        </draw:frame>
        <draw:frame draw:id="id105" presentation:style-name="a513" draw:name="Subtitle 2" svg:x="0.66881in" svg:y="1.38753in" svg:width="8.89863in" svg:height="5.59117in" presentation:class="subtitle" presentation:placeholder="true">
          <draw:text-box/>
          <svg:title/>
          <svg:desc/>
        </draw:frame>
        <draw:frame draw:id="id106" draw:style-name="a514" draw:name="Picture 3" svg:x="1.2988in" svg:y="1.86003in" svg:width="7.79614in" svg:height="4.64619in" style:rel-width="scale" style:rel-height="scale">
          <draw:image xlink:href="media/image12.tmp" xlink:type="simple" xlink:show="embed" xlink:actuate="onLoad"/>
          <svg:title/>
          <svg:desc>Company of programming</svg:desc>
        </draw:frame>
      </draw:page>
      <draw:page draw:name="Slide17" draw:style-name="a515" draw:master-page-name="Master1-Layout1-title-Title-Slide" presentation:presentation-page-layout-name="Master1-PPL1">
        <draw:frame draw:id="id107" presentation:style-name="a519" draw:name="Title 1" svg:x="0.75in" svg:y="0.28505in" svg:width="8.5in" svg:height="0.94499in" presentation:class="title" presentation:placeholder="false">
          <draw:text-box>
            <text:p text:style-name="a518" text:class-names="" text:cond-style-name=""><text:span text:style-name="a516" text:class-names="">4 – Sign in form by student</text:span><text:span text:style-name="a517" text:class-names=""/></text:p>
          </draw:text-box>
          <svg:title/>
          <svg:desc/>
        </draw:frame>
        <draw:frame draw:id="id108" presentation:style-name="a520" draw:name="Subtitle 2" svg:x="0.66881in" svg:y="1.23003in" svg:width="8.81988in" svg:height="5.98492in" presentation:class="subtitle" presentation:placeholder="true">
          <draw:text-box/>
          <svg:title/>
          <svg:desc/>
        </draw:frame>
        <draw:frame draw:id="id109" draw:style-name="a521" draw:name="Picture 3" svg:x="0.90506in" svg:y="1.23003in" svg:width="8.11114in" svg:height="5.98492in" style:rel-width="scale" style:rel-height="scale">
          <draw:image xlink:href="media/image13.tmp" xlink:type="simple" xlink:show="embed" xlink:actuate="onLoad"/>
          <svg:title/>
          <svg:desc>Company of programming</svg:desc>
        </draw:frame>
      </draw:page>
      <draw:page draw:name="Slide18" draw:style-name="a522" draw:master-page-name="Master1-Layout1-title-Title-Slide" presentation:presentation-page-layout-name="Master1-PPL1">
        <draw:frame draw:id="id110" presentation:style-name="a526" draw:name="Title 1" svg:x="0.75in" svg:y="0.3638in" svg:width="8.5in" svg:height="1.02373in" presentation:class="title" presentation:placeholder="false">
          <draw:text-box>
            <text:p text:style-name="a525" text:class-names="" text:cond-style-name=""><text:span text:style-name="a523" text:class-names="">5 – Select course for studing</text:span><text:span text:style-name="a524" text:class-names=""/></text:p>
          </draw:text-box>
          <svg:title/>
          <svg:desc/>
        </draw:frame>
        <draw:frame draw:id="id111" presentation:style-name="a527" draw:name="Subtitle 2" svg:x="0.35381in" svg:y="1.62378in" svg:width="8.81988in" svg:height="5.51242in" presentation:class="subtitle" presentation:placeholder="true">
          <draw:text-box/>
          <svg:title/>
          <svg:desc/>
        </draw:frame>
        <draw:frame draw:id="id112" draw:style-name="a528" draw:name="Picture 3" svg:x="0.74756in" svg:y="1.30878in" svg:width="8.70009in" svg:height="5.82742in" style:rel-width="scale" style:rel-height="scale">
          <draw:image xlink:href="media/image14.tmp" xlink:type="simple" xlink:show="embed" xlink:actuate="onLoad"/>
          <svg:title/>
          <svg:desc>Company of programm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7" style:display-name="Blank"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.16667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0.5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right" style:tab-stop-distance="1in" fo:margin-left="0.8125in" fo:margin-right="0in" fo:text-indent="-0.31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right" style:tab-stop-distance="1in" fo:margin-left="1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.375in" fo:margin-right="0in" fo:text-indent="-0.37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right" style:tab-stop-distance="1in" fo:margin-left="0.8125in" fo:margin-right="0in" fo:text-indent="-0.31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right" style:tab-stop-distance="1in" fo:margin-left="0.375in" fo:margin-right="0in" fo:text-indent="-0.37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right" style:tab-stop-distance="1in" fo:margin-left="0.8125in" fo:margin-right="0in" fo:text-indent="-0.31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44444in" style:font-size-asian="0.44444in" style:font-size-complex="0.44444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.04167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right" style:tab-stop-distance="1in" fo:margin-left="0.375in" fo:margin-right="0in" fo:text-indent="-0.37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.8125in" fo:margin-right="0in" fo:text-indent="-0.31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1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right" style:tab-stop-distance="1in" fo:margin-left="1.7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.375in" fo:margin-right="0in" fo:text-indent="-0.375in" fo:margin-top="0.11111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1in" fo:margin-left="2.25in" fo:margin-right="0in" fo:text-indent="-0.25in" fo:margin-top="0.05556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.8125in" fo:margin-right="0in" fo:text-indent="-0.3125in" fo:margin-top="0.09722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fo:font-size="0.16667in" style:font-size-asian="0.16667in" style:font-size-complex="0.16667in" fo:letter-spacing="0in" style:language-complex="ar" style:country-complex="E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right" style:tab-stop-distance="1in" fo:margin-left="1.25in" fo:margin-right="0in" fo:text-indent="-0.25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83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93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3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14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347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25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42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261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315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74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  <number:date-style xmlns:number="urn:oasis:names:tc:opendocument:xmlns:datastyle:1.0" style:name="a199" number:transliteration-format="" number:transliteration-style="long">
      <number:day number:style="long" number:calendar="hijri"/>
      <number:text>/</number:text>
      <number:month number:style="long" number:calendar="hijri"/>
      <number:text>/</number:text>
      <number:year number:style="long" number:calendar="hijri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7.16667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3/03/1439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0.5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7.16667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3/03/1439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0.5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7.16667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3/03/1439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0.5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7.16667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3/03/1439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0.5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7.16667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3/03/1439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0.5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7.16667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3/03/1439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0.5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7.16667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3/03/1439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0.5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7.16667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3/03/1439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0.5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7.16667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3/03/1439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0.5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7.16667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3/03/1439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0.5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7.16667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3/03/1439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0.5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7.16667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3/03/1439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0.5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The members of team</dc:title>
    <meta:initial-creator>سمللحاسبات</meta:initial-creator>
    <dc:creator>سمللحاسبات</dc:creator>
    <meta:creation-date>2017-12-09T12:54:57Z</meta:creation-date>
    <dc:date>2017-12-11T15:35:03Z</dc:date>
    <meta:editing-cycles>3</meta:editing-cycles>
    <meta:editing-duration>PT4775S</meta:editing-duration>
    <meta:document-statistic meta:paragraph-count="41" meta:word-count="248"/>
  </office:meta>
</office:document-meta>
</file>